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text-properties fo:font-variant="normal" fo:text-transform="none" fo:color="#1d2125" loext:opacity="100%" style:font-name="Times New Roman" fo:font-size="16pt" fo:letter-spacing="normal" fo:font-style="normal" fo:font-weight="bold" officeooo:rsid="000b7dea" officeooo:paragraph-rsid="00187a8d" style:font-size-asian="16pt" style:font-weight-asian="bold" style:font-size-complex="16pt" style:font-weight-complex="bold"/>
    </style:style>
    <style:style style:name="P2" style:family="paragraph" style:parent-style-name="Heading_20_1">
      <loext:graphic-properties draw:fill-gradient-name="gradient" draw:fill-hatch-name="hatch"/>
      <style:paragraph-properties fo:margin-top="0cm" fo:margin-bottom="0cm" style:contextual-spacing="false" fo:line-height="100%" fo:text-align="center" style:justify-single-word="false"/>
      <style:text-properties fo:font-variant="normal" fo:text-transform="none" fo:color="#1d2125" loext:opacity="100%" style:font-name="Times New Roman" fo:font-size="16pt" fo:letter-spacing="normal" fo:font-style="normal" fo:font-weight="bold" officeooo:rsid="00187a8d" officeooo:paragraph-rsid="00187a8d" style:font-size-asian="16pt" style:font-weight-asian="bold" style:font-size-complex="16pt" style:font-weight-complex="bold"/>
    </style:style>
    <style:style style:name="P3" style:family="paragraph" style:parent-style-name="Heading_20_1">
      <loext:graphic-properties draw:fill-gradient-name="gradient" draw:fill-hatch-name="hatch"/>
      <style:paragraph-properties fo:margin-top="0cm" fo:margin-bottom="0cm" style:contextual-spacing="false" fo:line-height="100%" fo:text-align="center" style:justify-single-word="false"/>
      <style:text-properties style:font-name="Times New Roman" fo:font-size="16pt" fo:font-weight="bold" officeooo:rsid="000b7dea" officeooo:paragraph-rsid="00187a8d" style:font-size-asian="16pt" style:font-weight-asian="bold" style:font-size-complex="16pt" style:font-weight-complex="bold"/>
    </style:style>
    <style:style style:name="P4" style:family="paragraph" style:parent-style-name="Standard">
      <loext:graphic-properties draw:fill-gradient-name="gradient" draw:fill-hatch-name="hatch"/>
      <style:paragraph-properties fo:margin-top="0cm" fo:margin-bottom="0cm" style:contextual-spacing="false" fo:line-height="100%" fo:text-align="center" style:justify-single-word="false"/>
      <style:text-properties style:font-name="Times New Roman" fo:font-size="16pt" fo:font-weight="bold" officeooo:rsid="000b7dea" officeooo:paragraph-rsid="000b7dea" style:font-size-asian="16pt" style:font-weight-asian="bold" style:font-size-complex="16pt" style:font-weight-complex="bold"/>
    </style:style>
    <style:style style:name="P5" style:family="paragraph" style:parent-style-name="Standard">
      <loext:graphic-properties draw:fill-gradient-name="gradient" draw:fill-hatch-name="hatch"/>
      <style:paragraph-properties fo:margin-top="0cm" fo:margin-bottom="0cm" style:contextual-spacing="false" fo:line-height="100%" fo:text-align="justify" style:justify-single-word="false"/>
      <style:text-properties style:font-name="Times New Roman" officeooo:rsid="000b7dea" officeooo:paragraph-rsid="000b7dea"/>
    </style:style>
    <style:style style:name="P6" style:family="paragraph" style:parent-style-name="Standard" style:master-page-name="">
      <loext:graphic-properties draw:fill="none"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page-number="auto" fo:background-color="transparent">
        <style:tab-stops/>
      </style:paragraph-properties>
      <style:text-properties style:font-name="Times New Roman" officeooo:rsid="000b7dea" officeooo:paragraph-rsid="0017dc05"/>
    </style:style>
    <style:style style:name="P7" style:family="paragraph" style:parent-style-name="Standard">
      <loext:graphic-properties draw:fill="none" draw:fill-gradient-name="gradient" draw:fill-hatch-name="hatch"/>
      <style:paragraph-properties fo:margin-left="0cm" fo:margin-right="0cm" fo:margin-top="0cm" fo:margin-bottom="0cm" style:contextual-spacing="false" fo:line-height="100%" fo:text-align="justify" style:justify-single-word="false" fo:text-indent="0cm" style:auto-text-indent="false" fo:background-color="transparent">
        <style:tab-stops/>
      </style:paragraph-properties>
      <style:text-properties style:font-name="Times New Roman" officeooo:rsid="000b7dea" officeooo:paragraph-rsid="0017dc05"/>
    </style:style>
    <style:style style:name="P8" style:family="paragraph" style:parent-style-name="Standard">
      <loext:graphic-properties draw:fill="none" draw:fill-gradient-name="gradient" draw:fill-hatch-name="hatch"/>
      <style:paragraph-properties fo:margin-left="0cm" fo:margin-right="0cm" fo:margin-top="0cm" fo:margin-bottom="0cm" style:contextual-spacing="false" fo:line-height="100%" fo:text-align="justify" style:justify-single-word="false" fo:text-indent="0cm" style:auto-text-indent="false" fo:background-color="transparent">
        <style:tab-stops/>
      </style:paragraph-properties>
      <style:text-properties style:font-name="Times New Roman" officeooo:rsid="000b7dea" officeooo:paragraph-rsid="0022cdef"/>
    </style:style>
    <style:style style:name="P9" style:family="paragraph" style:parent-style-name="Standard">
      <loext:graphic-properties draw:fill-gradient-name="gradient" draw:fill-hatch-name="hatch"/>
      <style:paragraph-properties fo:margin-top="0cm" fo:margin-bottom="0cm" style:contextual-spacing="false" fo:line-height="100%" fo:text-align="center" style:justify-single-word="false"/>
      <style:text-properties style:font-name="Times New Roman" fo:font-size="14pt" fo:font-weight="bold" officeooo:rsid="000b7dea" officeooo:paragraph-rsid="000b7dea" style:font-size-asian="14pt" style:font-weight-asian="bold" style:font-size-complex="14pt" style:font-weight-complex="bold"/>
    </style:style>
    <style:style style:name="P10" style:family="paragraph" style:parent-style-name="Standard">
      <loext:graphic-properties draw:fill-gradient-name="gradient" draw:fill-hatch-name="hatch"/>
      <style:paragraph-properties fo:margin-top="0cm" fo:margin-bottom="0cm" style:contextual-spacing="false" fo:line-height="100%" fo:text-align="justify" style:justify-single-word="false"/>
      <style:text-properties style:font-name="Times New Roman" officeooo:rsid="001365d8" officeooo:paragraph-rsid="000b7dea"/>
    </style:style>
    <style:style style:name="P11" style:family="paragraph" style:parent-style-name="Standard">
      <loext:graphic-properties draw:fill-gradient-name="gradient" draw:fill-hatch-name="hatch"/>
      <style:paragraph-properties fo:margin-top="0cm" fo:margin-bottom="0cm" style:contextual-spacing="false" fo:line-height="100%" fo:text-align="justify" style:justify-single-word="false"/>
      <style:text-properties style:font-name="Times New Roman" officeooo:rsid="0015fdeb" officeooo:paragraph-rsid="0016a81a"/>
    </style:style>
    <style:style style:name="P12" style:family="paragraph" style:parent-style-name="Standard">
      <loext:graphic-properties draw:fill-gradient-name="gradient" draw:fill-hatch-name="hatch"/>
      <style:paragraph-properties fo:margin-top="0cm" fo:margin-bottom="0cm" style:contextual-spacing="false" fo:line-height="100%" fo:text-align="center" style:justify-single-word="false"/>
      <style:text-properties style:font-name="Times New Roman" fo:font-size="15pt" style:text-underline-style="solid" style:text-underline-width="bold" style:text-underline-color="font-color" fo:font-weight="bold" officeooo:rsid="0017dc05" officeooo:paragraph-rsid="0017dc05" style:font-size-asian="15pt" style:font-weight-asian="bold" style:font-size-complex="15pt" style:font-weight-complex="bold"/>
    </style:style>
    <style:style style:name="P13" style:family="paragraph" style:parent-style-name="Standard">
      <loext:graphic-properties draw:fill-gradient-name="gradient" draw:fill-hatch-name="hatch"/>
      <style:paragraph-properties fo:margin-top="0cm" fo:margin-bottom="0cm" style:contextual-spacing="false" fo:line-height="100%" fo:text-align="center" style:justify-single-word="false"/>
      <style:text-properties style:font-name="Times New Roman" officeooo:paragraph-rsid="0017dc05"/>
    </style:style>
    <style:style style:name="P14" style:family="paragraph" style:parent-style-name="Standard" style:list-style-name="L1">
      <loext:graphic-properties draw:fill-gradient-name="gradient" draw:fill-hatch-name="hatch"/>
      <style:paragraph-properties fo:margin-top="0cm" fo:margin-bottom="0cm" style:contextual-spacing="false" fo:line-height="100%" fo:text-align="justify" style:justify-single-word="false"/>
      <style:text-properties style:font-name="Times New Roman" officeooo:rsid="000b7dea" officeooo:paragraph-rsid="000b7dea"/>
    </style:style>
    <style:style style:name="P15" style:family="paragraph" style:parent-style-name="Standard" style:list-style-name="L2">
      <loext:graphic-properties draw:fill-gradient-name="gradient" draw:fill-hatch-name="hatch"/>
      <style:paragraph-properties fo:margin-top="0cm" fo:margin-bottom="0cm" style:contextual-spacing="false" fo:line-height="100%" fo:text-align="justify" style:justify-single-word="false"/>
      <style:text-properties style:font-name="Times New Roman" officeooo:rsid="000b7dea" officeooo:paragraph-rsid="000b7dea"/>
    </style:style>
    <style:style style:name="P16" style:family="paragraph" style:parent-style-name="Standard" style:list-style-name="L3">
      <loext:graphic-properties draw:fill-gradient-name="gradient" draw:fill-hatch-name="hatch"/>
      <style:paragraph-properties fo:margin-top="0cm" fo:margin-bottom="0cm" style:contextual-spacing="false" fo:line-height="100%" fo:text-align="justify" style:justify-single-word="false"/>
      <style:text-properties style:font-name="Times New Roman" officeooo:rsid="000b7dea" officeooo:paragraph-rsid="000b7dea"/>
    </style:style>
    <style:style style:name="T1" style:family="text">
      <style:text-properties fo:font-variant="normal" fo:text-transform="none" fo:color="#1d2125" loext:opacity="100%" fo:letter-spacing="normal" fo:font-style="normal"/>
    </style:style>
    <style:style style:name="T2" style:family="text">
      <style:text-properties fo:font-variant="normal" fo:text-transform="none" fo:color="#1d2125" loext:opacity="100%" fo:letter-spacing="normal" fo:font-style="normal" officeooo:rsid="00187a8d"/>
    </style:style>
    <style:style style:name="T3" style:family="text">
      <style:text-properties officeooo:rsid="0017dc05"/>
    </style:style>
    <style:style style:name="T4" style:family="text">
      <style:text-properties style:text-underline-style="solid" style:text-underline-width="auto" style:text-underline-color="font-color"/>
    </style:style>
    <style:style style:name="T5" style:family="text">
      <style:text-properties officeooo:rsid="0023aff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3"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bookmark text:name="yui_3_17_2_1_1699440608566_25 Copy 1"/><text:span text:style-name="T1">T</text:span><text:span text:style-name="T2">ecnicatura </text:span><text:span text:style-name="T1">U</text:span><text:span text:style-name="T2">niversitaria en</text:span><text:span text:style-name="T1"> T</text:span><text:span text:style-name="T2">ecnologías</text:span><text:span text:style-name="T1"> </text:span><text:span text:style-name="T2">de</text:span><text:span text:style-name="T1"> P</text:span><text:span text:style-name="T2">rogramación</text:span></text:h>
      <text:h text:style-name="P2" text:outline-level="1">Universidad Provincial del Sudoeste</text:h>
      <text:p text:style-name="P1"/>
      <text:h text:style-name="P3" text:outline-level="1"><text:bookmark text:name="yui_3_17_2_1_1699440608566_25"/>ELEMENTOS DE APRENDIZAJE DE MÁQUINA Y BIG DATA</text:h>
      <text:p text:style-name="P4">Laboratorio <text:span text:style-name="T3">2</text:span></text:p>
      <text:p text:style-name="P4">Clasificador de canciones de Spotify</text:p>
      <text:p text:style-name="P9"/>
      <text:p text:style-name="P5">Grupo 30:</text:p>
      <text:list text:style-name="L1">
        <text:list-item>
          <text:p text:style-name="P14">Aniñir Lionel</text:p>
        </text:list-item>
      </text:list>
      <text:list text:style-name="L2">
        <text:list-item>
          <text:p text:style-name="P15">Leal Patricia Guillermina</text:p>
        </text:list-item>
      </text:list>
      <text:list text:style-name="L3">
        <text:list-item>
          <text:p text:style-name="P16">Weinzettel Eduardo</text:p>
        </text:list-item>
      </text:list>
      <text:p text:style-name="P10"/>
      <text:p text:style-name="P11">Link de GitHub con el código <text:span text:style-name="T5">(archivo de Colab)</text:span>: </text:p>
      <text:p text:style-name="P11"/>
      <text:p text:style-name="P5"/>
      <text:p text:style-name="P12">Documento</text:p>
      <text:p text:style-name="P13"/>
      <text:p text:style-name="P6">Clasificador de Preferencias Musicales</text:p>
      <text:p text:style-name="P7"/>
      <text:p text:style-name="P7">Este proyecto tiene como objetivo desarrollar un clasificador de preferencias musicales utilizando técnicas de aprendizaje automático. Se proporcionó un conjunto de datos en formato CSV que incluye 16 columnas, 13 de las cuales representan atributos específicos de las canciones, mientras que las restantes contienen información sobre el nombre de la canción y el artista. La columna "target" actúa como etiqueta, indicando si a un usuario le gusta (1) o no le gusta (0) una canción específica.</text:p>
      <text:p text:style-name="P7"/>
      <text:p text:style-name="P7"><text:span text:style-name="T4">Proceso de Desarrollo</text:span>:</text:p>
      <text:p text:style-name="P7"/>
      <text:p text:style-name="P7">Exploración de Datos:</text:p>
      <text:p text:style-name="P7">Cargamos el conjunto de datos y exploramos su estructura para comprender la naturaleza de los atributos y las etiquetas. En este proceso, identificamos la importancia de atributos clave como "Danceability", "Energy", "Loudness", entre otros, para determinar las preferencias musicales.</text:p>
      <text:p text:style-name="P7"/>
      <text:p text:style-name="P7">Preprocesamiento de Datos:</text:p>
      <text:p text:style-name="P7">Eliminamos columnas innecesarias y manejamos variables categóricas para preparar los datos para el entrenamiento de modelos. Utilizamos técnicas como codificación de etiquetas para convertir datos categóricos en formatos numéricos comprensibles para los modelos.</text:p>
      <text:p text:style-name="P7">Ejemplo: Aplicamos la codificación de etiquetas para convertir la columna "target" en valores numéricos (0 y 1), facilitando así su uso como etiquetas de clasificación.</text:p>
      <text:p text:style-name="P7"/>
      <text:p text:style-name="P7">División de Datos:</text:p>
      <text:p text:style-name="P7">Dividimos el conjunto de datos en conjuntos de entrenamiento y prueba (80% entrenamiento, 20% prueba) para evaluar el rendimiento del modelo. Esta división es crucial para verificar la capacidad de generalización del modelo en datos no vistos.</text:p>
      <text:p text:style-name="P7">Ejemplo: Dividimos los datos para garantizar que el modelo se entrena con una variedad representativa de preferencias musicales y se prueba en datos no vistos para evaluar su precisión.</text:p>
      <text:p text:style-name="P7"/>
      <text:p text:style-name="P8">Selección de Características:</text:p>
      <text:p text:style-name="P8"><text:soft-page-break/>Identificamos las características óptimas para el entrenamiento de los modelos. A través del análisis exploratorio de datos, determinamos qué atributos son más influyentes en las preferencias del usuario.</text:p>
      <text:p text:style-name="P7"/>
      <text:p text:style-name="P7">Entrenamiento de Modelos:</text:p>
      <text:p text:style-name="P7">Implementamos varios modelos de aprendizaje automático, incluyendo KNN, SVM, Árbol de decisión y Naive Bayes, para predecir las preferencias del usuario. Evaluamos su rendimiento utilizando métricas como la precisión y el recall.</text:p>
      <text:p text:style-name="P7">Ejemplo: Utilizamos un clasificador Naive Bayes para predecir si una canción es del agrado del usuario o no, basándonos en atributos como "Valence" y "Speechiness". El modelo es capaz de distinguir entre canciones positivas y canciones con contenido hablado predominantemente.</text:p>
      <text:p text:style-name="P7"/>
      <text:p text:style-name="P7">Validación y Evaluación del Rendimiento:</text:p>
      <text:p text:style-name="P7">Realizamos validación cruzada k-fold y evaluamos el rendimiento de cada modelo utilizando métricas como la matriz de confusión, precisión, recall y F1-score. Esta validación nos permite asegurar que los modelos sean consistentes y confiables.</text:p>
      <text:p text:style-name="P7"/>
      <text:p text:style-name="P7">Ajuste de Hiperparámetros:</text:p>
      <text:p text:style-name="P7">Utilizamos Grid Search y Random Search para ajustar los hiperparámetros de los modelos y mejorar su precisión. Encontramos la combinación óptima de parámetros que maximiza el rendimiento del modelo.</text:p>
      <text:p text:style-name="P7">Ejemplo: Aplicamos Grid Search para encontrar los mejores hiperparámetros para el clasificador KNN, determinando el número óptimo de vecinos y la métrica de distancia que maximizan la precisión del modelo.</text:p>
      <text:p text:style-name="P7"/>
      <text:p text:style-name="P7">Ensamble de Modelos:</text:p>
      <text:p text:style-name="P7">Implementamos un ensamble de modelos utilizando la técnica de votación mayoritaria para combinar las predicciones de múltiples modelos. Este enfoque nos permite aprovechar las fortalezas individuales de cada modelo y mejorar la precisión general de nuestras predicciones.</text:p>
      <text:p text:style-name="P7">Ejemplo: Al combinar las predicciones de KNN, SVM y Árbol de decisión mediante votación mayoritaria, creamos un clasificador más robusto que tiene en cuenta diversas perspectivas sobre las preferencias musicales del usuario.</text:p>
      <text:p text:style-name="P7"/>
      <text:p text:style-name="P7">Evaluación y Análisis del Rendimiento del Ensamble:</text:p>
      <text:p text:style-name="P7">Evaluamos el rendimiento del ensamble utilizando las mismas métricas de evaluación, como la matriz de confusión, precisión, recall y F1-score. Analizamos cómo el ensamble mejora las predicciones en comparación con los modelos individuales.</text:p>
      <text:p text:style-name="P7"/>
      <text:p text:style-name="P7">Desafíos y Soluciones:</text:p>
      <text:p text:style-name="P7">Durante el desarrollo de este proyecto, uno de los desafíos clave fue manejar la naturaleza heterogénea de los datos, que incluía una variedad de atributos musicales. Para abordar esto, realizamos un análisis detallado de la importancia de cada atributo y ajustamos nuestros modelos en consecuencia. Además, optimizar los hiperparámetros de los modelos fue crucial para lograr un rendimiento óptimo, lo que implicó la aplicación de técnicas como Grid Search y Random Search para encontrar la configuración ideal.</text:p>
      <text:p text:style-name="P7"/>
      <text:p text:style-name="P7">Otro desafío importante fue garantizar la interpretación y comprensión de los resultados por parte del usuario final. Implementamos explicaciones detalladas en nuestro código y documentación para asegurar que los pasos y decisiones tomadas fueran claros y transparentes.</text:p>
      <text:p text:style-name="P7"/>
      <text:p text:style-name="P7"/>
      <text:p text:style-name="P7"/>
      <text:p text:style-name="P7"><text:soft-page-break/>Conclusiones:</text:p>
      <text:p text:style-name="P7">Este proyecto proporcionó una experiencia integral en el desarrollo de un clasificador de preferencias musicales utilizando técnicas de aprendizaje automático. A través del análisis exploratorio, la selección cuidadosa de atributos, la validación cruzada, y el ajuste de hiperparámetros, logramos crear un modelo robusto y preciso. Además, el ensamble de modelos demostró ser efectivo para mejorar las predicciones.</text:p>
      <text:p text:style-name="P7"/>
      <text:p text:style-name="P7">En resumen, este proyecto ilustra el proceso completo de desarrollo de un clasificador de preferencias musicales, desde la exploración y preprocesamiento de datos hasta la evaluación y optimización de modelos. La implementación de técnicas avanzadas de aprendizaje automático y la atención meticulosa a los detalles aseguran la creación de un modelo confiable y efectivo para predecir las preferencias del usuario en el ámbito musical.</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AR"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de7c3"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de7c3"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de7c3"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0T08:49:26.170000000</meta:creation-date>
    <dc:date>2023-11-08T16:07:44.254000000</dc:date>
    <meta:editing-duration>PT11H2M28S</meta:editing-duration>
    <meta:editing-cycles>25</meta:editing-cycles>
    <meta:generator>LibreOffice/7.5.2.2$Windows_X86_64 LibreOffice_project/53bb9681a964705cf672590721dbc85eb4d0c3a2</meta:generator>
    <meta:document-statistic meta:table-count="0" meta:image-count="0" meta:object-count="0" meta:page-count="3" meta:paragraph-count="43" meta:word-count="860" meta:character-count="6020" meta:non-whitespace-character-count="5205"/>
  </office:meta>
</office:document-meta>
</file>